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9187in" style:use-optimal-column-width="false"/>
    </style:style>
    <style:style style:name="Table2" style:family="table">
      <style:table-properties style:width="1.9187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" style:parent-style-name="Normal" style:family="paragraph">
      <style:text-properties text:display="none"/>
    </style:style>
    <style:style style:name="TableColumn8" style:family="table-column">
      <style:table-column-properties style:column-width="6.925in" style:use-optimal-column-width="false"/>
    </style:style>
    <style:style style:name="Table7" style:family="table">
      <style:table-properties style:width="6.92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" style:parent-style-name="Normal" style:family="paragraph">
      <style:text-properties text:display="none"/>
    </style:style>
    <style:style style:name="TableColumn13" style:family="table-column">
      <style:table-column-properties style:column-width="6.925in" style:use-optimal-column-width="false"/>
    </style:style>
    <style:style style:name="Table12" style:family="table">
      <style:table-properties style:width="6.92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6" style:parent-style-name="Normal" style:family="paragraph">
      <style:text-properties text:display="none"/>
    </style:style>
    <style:style style:name="TableColumn18" style:family="table-column">
      <style:table-column-properties style:column-width="6.925in" style:use-optimal-column-width="false"/>
    </style:style>
    <style:style style:name="Table17" style:family="table">
      <style:table-properties style:width="6.92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" style:parent-style-name="Normal" style:family="paragraph">
      <style:text-properties text:display="none"/>
    </style:style>
    <style:style style:name="TableColumn23" style:family="table-column">
      <style:table-column-properties style:column-width="6.925in" style:use-optimal-column-width="false"/>
    </style:style>
    <style:style style:name="Table22" style:family="table">
      <style:table-properties style:width="6.925in" fo:margin-left="0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6" style:parent-style-name="Normal" style:family="paragraph">
      <style:text-properties text:display="none"/>
    </style:style>
    <style:style style:name="TableColumn28" style:family="table-column">
      <style:table-column-properties style:column-width="6.925in" style:use-optimal-column-width="false"/>
    </style:style>
    <style:style style:name="Table27" style:family="table">
      <style:table-properties style:width="6.925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1" style:parent-style-name="Normal" style:family="paragraph">
      <style:text-properties text:display="none"/>
    </style:style>
    <style:style style:name="TableColumn33" style:family="table-column">
      <style:table-column-properties style:column-width="6.925in" style:use-optimal-column-width="false"/>
    </style:style>
    <style:style style:name="Table32" style:family="table">
      <style:table-properties style:width="6.925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36" style:parent-style-name="CommentReference" style:family="text">
      <style:text-properties style:font-name-complex="Mangal"/>
    </style:style>
    <style:style style:name="P37" style:parent-style-name="Normal" style:family="paragraph">
      <style:text-properties text:display="none"/>
    </style:style>
    <style:style style:name="TableColumn39" style:family="table-column">
      <style:table-column-properties style:column-width="1.2881in" style:use-optimal-column-width="false"/>
    </style:style>
    <style:style style:name="Table38" style:family="table">
      <style:table-properties style:width="1.2881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2" style:parent-style-name="Normal" style:family="paragraph">
      <style:text-properties text:display="none"/>
    </style:style>
    <style:style style:name="TableColumn44" style:family="table-column">
      <style:table-column-properties style:column-width="6.925in" style:use-optimal-column-width="false"/>
    </style:style>
    <style:style style:name="Table43" style:family="table">
      <style:table-properties style:width="6.925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47" style:parent-style-name="Normal" style:family="paragraph">
      <style:text-properties text:display="none"/>
    </style:style>
    <style:style style:name="TableColumn49" style:family="table-column">
      <style:table-column-properties style:column-width="6.925in" style:use-optimal-column-width="false"/>
    </style:style>
    <style:style style:name="Table48" style:family="table">
      <style:table-properties style:width="6.925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52" style:parent-style-name="Normal" style:family="paragraph">
      <style:text-properties text:display="none"/>
    </style:style>
    <style:style style:name="TableColumn54" style:family="table-column">
      <style:table-column-properties style:column-width="1.2881in" style:use-optimal-column-width="false"/>
    </style:style>
    <style:style style:name="Table53" style:family="table">
      <style:table-properties style:width="1.2881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olumn58" style:family="table-column">
      <style:table-column-properties style:column-width="6.925in" style:use-optimal-column-width="false"/>
    </style:style>
    <style:style style:name="Table57" style:family="table">
      <style:table-properties style:width="6.92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1" style:parent-style-name="Normal" style:family="paragraph">
      <style:text-properties text:display="none"/>
    </style:style>
    <style:style style:name="TableColumn63" style:family="table-column">
      <style:table-column-properties style:column-width="1.3631in" style:use-optimal-column-width="false"/>
    </style:style>
    <style:style style:name="Table62" style:family="table">
      <style:table-properties style:width="1.3631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66" style:parent-style-name="Normal" style:family="paragraph">
      <style:text-properties text:display="none"/>
    </style:style>
    <style:style style:name="TableColumn68" style:family="table-column">
      <style:table-column-properties style:column-width="6.925in" style:use-optimal-column-width="false"/>
    </style:style>
    <style:style style:name="Table67" style:family="table">
      <style:table-properties style:width="6.925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1" style:parent-style-name="Normal" style:family="paragraph">
      <style:text-properties text:display="none"/>
    </style:style>
    <style:style style:name="TableColumn73" style:family="table-column">
      <style:table-column-properties style:column-width="4.5944in" style:use-optimal-column-width="false"/>
    </style:style>
    <style:style style:name="Table72" style:family="table">
      <style:table-properties style:width="4.5944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76" style:parent-style-name="Normal" style:family="paragraph">
      <style:text-properties text:display="none"/>
    </style:style>
    <style:style style:name="TableColumn78" style:family="table-column">
      <style:table-column-properties style:column-width="1.6819in" style:use-optimal-column-width="false"/>
    </style:style>
    <style:style style:name="Table77" style:family="table">
      <style:table-properties style:width="1.6819in" fo:margin-left="0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1" style:parent-style-name="Normal" style:family="paragraph">
      <style:text-properties text:display="none"/>
    </style:style>
    <style:style style:name="TableColumn83" style:family="table-column">
      <style:table-column-properties style:column-width="6.925in" style:use-optimal-column-width="false"/>
    </style:style>
    <style:style style:name="Table82" style:family="table">
      <style:table-properties style:width="6.925in" fo:margin-left="0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86" style:parent-style-name="Normal" style:family="paragraph">
      <style:text-properties text:display="none"/>
    </style:style>
    <style:style style:name="TableColumn88" style:family="table-column">
      <style:table-column-properties style:column-width="1.3715in" style:use-optimal-column-width="false"/>
    </style:style>
    <style:style style:name="Table87" style:family="table">
      <style:table-properties style:width="1.3715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91" style:parent-style-name="Normal" style:family="paragraph">
      <style:text-properties text:display="none"/>
    </style:style>
    <style:style style:name="TableColumn93" style:family="table-column">
      <style:table-column-properties style:column-width="4.2305in" style:use-optimal-column-width="false"/>
    </style:style>
    <style:style style:name="Table92" style:family="table">
      <style:table-properties style:width="4.2305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style:vertical-align="middle" fo:padding-top="0.0194in" fo:padding-left="0.0194in" fo:padding-bottom="0.0194in" fo:padding-right="0.0194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TableContents"><text:bookmark-start text:name="LC77"/><text:bookmark-end text:name="LC77"/>var instr_text = new Array;</text:p>
          </table:table-cell>
        </table:table-row>
      </table:table>
      <text:p text:style-name="P6"/>
      <table:table table:style-name="Table7">
        <table:table-columns>
          <table:table-column table:style-name="TableColumn8"/>
        </table:table-columns>
        <table:table-row table:style-name="TableRow9">
          <table:table-cell table:style-name="TableCell10">
            <text:p text:style-name="TableContents"><text:bookmark-start text:name="LC78"/><text:bookmark-end text:name="LC78"/>instr_text[0] = "&lt;strong&gt;Welcome!&lt;/strong&gt;&lt;br&gt;&lt;br&gt;In this experiment, you will play a game that involves cooperating and communicating with another<text:s/>agent to efficiently reach a target goal item in the environment. You even have a chance to earn some bonus money. &lt;br&gt;&lt;br&gt;Hope you enjoy it!"</text:p>
          </table:table-cell>
        </table:table-row>
      </table:table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TableContents"><text:bookmark-start text:name="LC79"/><text:bookmark-end text:name="LC79"/>instr_text[1] = "Please read the instructions on the next few pages carefully. You will be asked about the<text:s/>instructions later and see some practice<text:s/>rounds<text:s/>to make sure you understand the game."</text:p>
          </table:table-cell>
        </table:table-row>
      </table:table>
      <text:p text:style-name="P16"/>
      <table:table table:style-name="Table17">
        <table:table-columns>
          <table:table-column table:style-name="TableColumn18"/>
        </table:table-columns>
        <table:table-row table:style-name="TableRow19">
          <table:table-cell table:style-name="TableCell20">
            <text:p text:style-name="TableContents"><text:bookmark-start text:name="LC80"/><text:bookmark-end text:name="LC80"/>instr_text[2] = "In this experiment, you are the agent in blue " + "&lt;img class='inlineShape' src='shape/signaler.png'/&gt;" + " and your partner is in white " + "&lt;img class='inlineShape' src='shape/receiver.png' /&gt;" + " ."</text:p>
          </table:table-cell>
        </table:table-row>
      </table:table>
      <text:p text:style-name="P21"/>
      <table:table table:style-name="Table22">
        <table:table-columns>
          <table:table-column table:style-name="TableColumn23"/>
        </table:table-columns>
        <table:table-row table:style-name="TableRow24">
          <table:table-cell table:style-name="TableCell25">
            <text:p text:style-name="TableContents"><text:bookmark-start text:name="LC81"/><text:bookmark-end text:name="LC81"/>instr_text[3] = "At the beginning of each round, you and your partner will stand at different positions in a game board. &lt;br&gt;&lt;br&gt;You will also see items scattered in the grids."</text:p>
          </table:table-cell>
        </table:table-row>
      </table:table>
      <text:p text:style-name="P26"/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TableContents"><text:bookmark-start text:name="LC82"/><text:bookmark-end text:name="LC82"/>instr_text[4] = "Besides the game board, you will also see a target for the round. For example, \"Target: &lt;img class='inlineShape' src='shape/redCircle.png'/&gt; \".</text:p>
            <text:p text:style-name="TableContents">&lt;br&gt;&lt;br&gt; You and your partners’ goal is for one of you to reach the target by the end of the round. &lt;br&gt;&lt;br&gt;However, you are the only person that knows the target. Your partner does not know the target, but is intelligent and motivated to cooperate with you. "</text:p>
          </table:table-cell>
        </table:table-row>
      </table:table>
      <text:p text:style-name="P31"/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TableContents"><text:bookmark-start text:name="LC83"/><text:bookmark-end text:name="LC83"/>instr_text[5] = "To reach the target, you can choose to move by yourself. &lt;br&gt;&lt;br&gt;You can move from grid to grid by taking steps to your left, right, top, or bottom. You cannot move diagonally or leave the boundary of the grid. &lt;br&gt;&lt;br&gt;You can try to move by yourself on the next page<office:annotation office:name="0" xml:id="603185926"><dc:creator>Sophie Yun</dc:creator><dc:date>2021-03-11T00:29:00</dc:date><text:p text:style-name="CommentText">Might need to introduce the boundary</text:p></office:annotation>."<text:span text:style-name="T36"><office:annotation-end office:name="0"/></text:span></text:p>
          </table:table-cell>
        </table:table-row>
      </table:table>
      <text:p text:style-name="P37"/>
      <table:table table:style-name="Table38">
        <table:table-columns>
          <table:table-column table:style-name="TableColumn39"/>
        </table:table-columns>
        <table:table-row table:style-name="TableRow40">
          <table:table-cell table:style-name="TableCell41">
            <text:p text:style-name="TableContents"><text:bookmark-start text:name="LC84"/><text:bookmark-end text:name="LC84"/>instr_text[6] = "";</text:p>
          </table:table-cell>
        </table:table-row>
      </table:table>
      <text:p text:style-name="P42"/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TableContents"><text:bookmark-start text:name="LC85"/><text:bookmark-end text:name="LC85"/>instr_text[7] = "Good job! &lt;br&gt;&lt;br&gt;If you<text:s/>don't want to move, you can ask your partner to move. &lt;br&gt;&lt;br&gt;You have the option to send one of the given signals to your partner. The signal can give partial information about the target."</text:p>
          </table:table-cell>
        </table:table-row>
      </table:table>
      <text:p text:style-name="P47"/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TableContents"><text:bookmark-start text:name="LC86"/><text:bookmark-end text:name="LC86"/>instr_text[8] = "After you send the signal, your partner will try their best to reach the target given the information you provided. &lt;br&gt;&lt;br&gt;You can try to send a signal on the next page."</text:p>
          </table:table-cell>
        </table:table-row>
      </table:table>
      <text:p text:style-name="P52"/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p text:style-name="TableContents"><text:bookmark-start text:name="LC87"/><text:bookmark-end text:name="LC87"/>instr_text[9] = "";</text:p>
          </table:table-cell>
        </table:table-row>
      </table:table>
      <text:p text:style-name="Textbody"/>
      <text:p text:style-name="TableContents">Nice! Now that you know how to send a signal to your partner.&lt;br&gt;&lt;br&gt;<text:s/>If you and your partner cooperate to<text:s/>reach the target efficiently, you will have a chance to accumulate an additional money reward at the end of the experiment. &lt;br&gt;&lt;br&gt; In each trial, if either you or your partner reaches the correct goal, you will both receive<text:s/>a bonus of $0.40. However, every step either of you takes costs $0.05. &lt;br&gt;&lt;br&gt; Your score accumulates across trials, but will never drop below 0.</text:p>
      <text:p text:style-name="TableContents"/>
      <text:p text:style-name="Textbody"/>
      <table:table table:style-name="Table57">
        <table:table-columns>
          <table:table-column table:style-name="TableColumn58"/>
        </table:table-columns>
        <table:table-row table:style-name="TableRow59">
          <table:table-cell table:style-name="TableCell60">
            <text:p text:style-name="TableContents"><text:bookmark-start text:name="LC88"/><text:bookmark-end text:name="LC88"/>instr_text[10] = "Some trials might be difficult. If you decide that it is too costly for either of you to move towards the target, you<text:s/>have the option to QUIT this round. Neither of you will lose or receive points if you choose to quit. &lt;br&gt;&lt;br&gt; <text:s/>However, once you start an action, you cannot change your mind on that round.";</text:p>
          </table:table-cell>
        </table:table-row>
      </table:table>
      <text:p text:style-name="P61"/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p text:style-name="TableContents"><text:bookmark-start text:name="LC89"/><text:bookmark-end text:name="LC89"/>instr_text[11] = "";</text:p>
          </table:table-cell>
        </table:table-row>
      </table:table>
      <text:p text:style-name="P66"/>
      <table:table table:style-name="Table67">
        <table:table-columns>
          <table:table-column table:style-name="TableColumn68"/>
        </table:table-columns>
        <table:table-row table:style-name="TableRow69">
          <table:table-cell table:style-name="TableCell70">
            <text:p text:style-name="TableContents"><text:bookmark-start text:name="LC90"/><text:bookmark-end text:name="LC90"/>instr_text[12] = "By clicking on<text:s/>the NEXT button, I am acknowledged and hereby accept the terms. I understand the task in this experiment.";</text:p>
          </table:table-cell>
        </table:table-row>
      </table:table>
      <text:p text:style-name="P71"/>
      <table:table table:style-name="Table72">
        <table:table-columns>
          <table:table-column table:style-name="TableColumn73"/>
        </table:table-columns>
        <table:table-row table:style-name="TableRow74">
          <table:table-cell table:style-name="TableCell75">
            <text:p text:style-name="TableContents"><text:bookmark-start text:name="LC91"/><text:bookmark-end text:name="LC91"/>instr_text[13] = "Please start the practice rounds on the next page.";</text:p>
          </table:table-cell>
        </table:table-row>
      </table:table>
      <text:p text:style-name="P76"/>
      <table:table table:style-name="Table77">
        <table:table-columns>
          <table:table-column table:style-name="TableColumn78"/>
        </table:table-columns>
        <table:table-row table:style-name="TableRow79">
          <table:table-cell table:style-name="TableCell80">
            <text:p text:style-name="TableContents"><text:bookmark-start text:name="LC92"/><text:bookmark-end text:name="LC92"/>instr_text[14] = "haha";</text:p>
          </table:table-cell>
        </table:table-row>
      </table:table>
      <text:p text:style-name="P81"/>
      <table:table table:style-name="Table82">
        <table:table-columns>
          <table:table-column table:style-name="TableColumn83"/>
        </table:table-columns>
        <table:table-row table:style-name="TableRow84">
          <table:table-cell table:style-name="TableCell85">
            <text:p text:style-name="TableContents"><text:bookmark-start text:name="LC93"/><text:bookmark-end text:name="LC93"/><text:soft-page-break/>instr_text[15] = "You have finished all the<text:s/>practice rounds. You are now ready for the experiment. Good luck!";</text:p>
          </table:table-cell>
        </table:table-row>
      </table:table>
      <text:p text:style-name="P86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TableContents"><text:bookmark-start text:name="LC94"/><text:bookmark-end text:name="LC94"/>instr_text[16] = "";</text:p>
          </table:table-cell>
        </table:table-row>
      </table:table>
      <text:p text:style-name="P91"/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p text:style-name="TableContents"><text:bookmark-start text:name="LC95"/><text:bookmark-end text:name="LC95"/>instr_text[17] = "Thank you for completing this experiment!"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-complex="Mangal" fo:font-weight="bold" style:font-weight-asian="bold" style:font-weight-complex="bold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ophie Yun</dc:creator>
    <meta:creation-date>2021-03-08T15:09:00Z</meta:creation-date>
    <dc:date>2021-03-11T08:34:00Z</dc:date>
    <meta:template xlink:href="Normal.dotm" xlink:type="simple"/>
    <meta:editing-cycles>1</meta:editing-cycles>
    <meta:editing-duration>PT660S</meta:editing-duration>
    <meta:document-statistic meta:page-count="2" meta:paragraph-count="6" meta:word-count="506" meta:character-count="3390" meta:row-count="24" meta:non-whitespace-character-count="2890"/>
  </office:meta>
</office:document-meta>
</file>